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91cm"/>
    </style:style>
    <style:style style:name="co2" style:family="table-column">
      <style:table-column-properties fo:break-before="auto" style:column-width="7.39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10" style:family="table-cell" style:parent-style-name="Default" style:data-style-name="N37">
      <style:table-cell-properties fo:background-color="#0000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4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MUNOBIOLOGICOS</text:p>
          </table:table-cell>
          <table:covered-table-cell table:style-name="ce5"/>
          <table:table-cell/>
          <table:table-cell table:style-name="ce9" office:value-type="string" calcext:value-type="string">
            <text:p>LEDI v4.0.1</text:p>
          </table:table-cell>
          <table:table-cell table:style-name="ce10" office:value-type="string" calcext:value-type="string">
            <text:p>09-06-2020</text:p>
          </table:table-cell>
        </table:table-row>
        <table:table-row table:style-name="ro1">
          <table:table-cell table:style-name="ce2" office:value-type="string" calcext:value-type="string">
            <text:p>CÓD.</text:p>
          </table:table-cell>
          <table:table-cell table:style-name="ce6" office:value-type="string" calcext:value-type="string">
            <text:p>DESCRIÇÃO</text:p>
          </table:table-cell>
          <table:table-cell table:number-columns-repeated="3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Imunoglobulina anti tetânica</text:p>
          </table:table-cell>
          <table:table-cell table:number-columns-repeated="3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Soro tetânico</text:p>
          </table:table-cell>
          <table:table-cell table:number-columns-repeated="3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Soro aracnídico / Escorpiônico</text:p>
          </table:table-cell>
          <table:table-cell table:number-columns-repeated="3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Soro escorpiônico</text:p>
          </table:table-cell>
          <table:table-cell table:number-columns-repeated="3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Dupla infantil</text:p>
          </table:table-cell>
          <table:table-cell table:number-columns-repeated="3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Soro elapídico</text:p>
          </table:table-cell>
          <table:table-cell table:number-columns-repeated="3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Soro rábico humano</text:p>
          </table:table-cell>
          <table:table-cell table:number-columns-repeated="3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Soro botrópico</text:p>
          </table:table-cell>
          <table:table-cell table:number-columns-repeated="3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Hepatite B</text:p>
          </table:table-cell>
          <table:table-cell table:number-columns-repeated="3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Soro diftérico</text:p>
          </table:table-cell>
          <table:table-cell table:number-columns-repeated="3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Soro botrópico/crotálico</text:p>
          </table:table-cell>
          <table:table-cell table:number-columns-repeated="3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Soro botrópico/laquético</text:p>
          </table:table-cell>
          <table:table-cell table:number-columns-repeated="3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>
            <text:p>Febre amarela</text:p>
          </table:table-cell>
          <table:table-cell table:number-columns-repeated="3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BCG</text:p>
          </table:table-cell>
          <table:table-cell table:number-columns-repeated="3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Soro crotálico</text:p>
          </table:table-cell>
          <table:table-cell table:number-columns-repeated="3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Haemophilus tipo b</text:p>
          </table:table-cell>
          <table:table-cell table:number-columns-repeated="3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7" office:value-type="string" calcext:value-type="string">
            <text:p>Raiva em cultivo celular (Embrião)</text:p>
          </table:table-cell>
          <table:table-cell table:number-columns-repeated="3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7" office:value-type="string" calcext:value-type="string">
            <text:p>Imunoglobulina anti varicela zoster</text:p>
          </table:table-cell>
          <table:table-cell table:number-columns-repeated="3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7" office:value-type="string" calcext:value-type="string">
            <text:p>Imunoglobulina anti hepatite B</text:p>
          </table:table-cell>
          <table:table-cell table:number-columns-repeated="3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7" office:value-type="string" calcext:value-type="string">
            <text:p>Pneumocócica 23V</text:p>
          </table:table-cell>
          <table:table-cell table:number-columns-repeated="3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7" office:value-type="string" calcext:value-type="string">
            <text:p>Poliomielite inativada</text:p>
          </table:table-cell>
          <table:table-cell table:number-columns-repeated="3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7" office:value-type="string" calcext:value-type="string">
            <text:p>Imunoglobulina anti rábica</text:p>
          </table:table-cell>
          <table:table-cell table:number-columns-repeated="3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7" office:value-type="string" calcext:value-type="string">
            <text:p>Tríplice viral</text:p>
          </table:table-cell>
          <table:table-cell table:number-columns-repeated="3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7" office:value-type="string" calcext:value-type="string">
            <text:p>Dupla adulto</text:p>
          </table:table-cell>
          <table:table-cell table:number-columns-repeated="3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7" office:value-type="string" calcext:value-type="string">
            <text:p>Pneumocócica 10V</text:p>
          </table:table-cell>
          <table:table-cell table:number-columns-repeated="3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7" office:value-type="string" calcext:value-type="string">
            <text:p>Poliomielite oral (Bivalente)</text:p>
          </table:table-cell>
          <table:table-cell table:number-columns-repeated="3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7" office:value-type="string" calcext:value-type="string">
            <text:p>DTPa / Hib / Polio Inativa</text:p>
          </table:table-cell>
          <table:table-cell table:number-columns-repeated="3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7" office:value-type="string" calcext:value-type="string">
            <text:p>Febre tifóide (polissacarídica)</text:p>
          </table:table-cell>
          <table:table-cell table:number-columns-repeated="3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7" office:value-type="string" calcext:value-type="string">
            <text:p>Soro loxoscélico</text:p>
          </table:table-cell>
          <table:table-cell table:number-columns-repeated="3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7" office:value-type="string" calcext:value-type="string">
            <text:p>Soro lonômico</text:p>
          </table:table-cell>
          <table:table-cell table:number-columns-repeated="3"/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7" office:value-type="string" calcext:value-type="string">
            <text:p>Influenza Trivalente</text:p>
          </table:table-cell>
          <table:table-cell table:number-columns-repeated="3"/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7" office:value-type="string" calcext:value-type="string">
            <text:p>Varicela(atenuada)</text:p>
          </table:table-cell>
          <table:table-cell table:number-columns-repeated="3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7" office:value-type="string" calcext:value-type="string">
            <text:p>Hepatite A (CRIE)</text:p>
          </table:table-cell>
          <table:table-cell table:number-columns-repeated="3"/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7" office:value-type="string" calcext:value-type="string">
            <text:p>Dupla viral</text:p>
          </table:table-cell>
          <table:table-cell table:number-columns-repeated="3"/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7" office:value-type="string" calcext:value-type="string">
            <text:p>Raiva em cultivo celular Vero</text:p>
          </table:table-cell>
          <table:table-cell table:number-columns-repeated="3"/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table:style-name="ce7" office:value-type="string" calcext:value-type="string">
            <text:p>Soro botulínico trivalente</text:p>
          </table:table-cell>
          <table:table-cell table:number-columns-repeated="3"/>
        </table:table-row>
        <table:table-row table:style-name="ro2">
          <table:table-cell table:style-name="ce3" office:value-type="float" office:value="41" calcext:value-type="float">
            <text:p>41</text:p>
          </table:table-cell>
          <table:table-cell table:style-name="ce7" office:value-type="string" calcext:value-type="string">
            <text:p>Meningocócica conjugada C</text:p>
          </table:table-cell>
          <table:table-cell table:number-columns-repeated="3"/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table:style-name="ce7" office:value-type="string" calcext:value-type="string">
            <text:p>DTP/HB/Hib</text:p>
          </table:table-cell>
          <table:table-cell table:number-columns-repeated="3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7" office:value-type="string" calcext:value-type="string">
            <text:p>Hexavalente</text:p>
          </table:table-cell>
          <table:table-cell table:number-columns-repeated="3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7" office:value-type="string" calcext:value-type="string">
            <text:p>Vacina rotavírus humano</text:p>
          </table:table-cell>
          <table:table-cell table:number-columns-repeated="3"/>
        </table:table-row>
        <table:table-row table:style-name="ro2">
          <table:table-cell table:style-name="ce3" office:value-type="float" office:value="46" calcext:value-type="float">
            <text:p>46</text:p>
          </table:table-cell>
          <table:table-cell table:style-name="ce7" office:value-type="string" calcext:value-type="string">
            <text:p>Tríplice bacteriana</text:p>
          </table:table-cell>
          <table:table-cell table:number-columns-repeated="3"/>
        </table:table-row>
        <table:table-row table:style-name="ro2">
          <table:table-cell table:style-name="ce3" office:value-type="float" office:value="47" calcext:value-type="float">
            <text:p>47</text:p>
          </table:table-cell>
          <table:table-cell table:style-name="ce7" office:value-type="string" calcext:value-type="string">
            <text:p>Tríplice acelular infantil</text:p>
          </table:table-cell>
          <table:table-cell table:number-columns-repeated="3"/>
        </table:table-row>
        <table:table-row table:style-name="ro2">
          <table:table-cell table:style-name="ce3" office:value-type="float" office:value="51" calcext:value-type="float">
            <text:p>51</text:p>
          </table:table-cell>
          <table:table-cell table:style-name="ce7" office:value-type="string" calcext:value-type="string">
            <text:p>Febre tifóide (atenuada)</text:p>
          </table:table-cell>
          <table:table-cell table:number-columns-repeated="3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table:style-name="ce7" office:value-type="string" calcext:value-type="string">
            <text:p>Hepatite A Pediátrica</text:p>
          </table:table-cell>
          <table:table-cell table:number-columns-repeated="3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table:style-name="ce7" office:value-type="string" calcext:value-type="string">
            <text:p>Tetra Viral</text:p>
          </table:table-cell>
          <table:table-cell table:number-columns-repeated="3"/>
        </table:table-row>
        <table:table-row table:style-name="ro2">
          <table:table-cell table:style-name="ce3" office:value-type="float" office:value="57" calcext:value-type="float">
            <text:p>57</text:p>
          </table:table-cell>
          <table:table-cell table:style-name="ce7" office:value-type="string" calcext:value-type="string">
            <text:p>Tríplice bacteriana acelular (adulto)- dTpa</text:p>
          </table:table-cell>
          <table:table-cell table:number-columns-repeated="3"/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table:style-name="ce7" office:value-type="string" calcext:value-type="string">
            <text:p>Pneumocócica 13V</text:p>
          </table:table-cell>
          <table:table-cell table:number-columns-repeated="3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7" office:value-type="string" calcext:value-type="string">
            <text:p>HPV Bivalente</text:p>
          </table:table-cell>
          <table:table-cell table:number-columns-repeated="3"/>
        </table:table-row>
        <table:table-row table:style-name="ro2">
          <table:table-cell table:style-name="ce3" office:value-type="float" office:value="62" calcext:value-type="float">
            <text:p>62</text:p>
          </table:table-cell>
          <table:table-cell table:style-name="ce7" office:value-type="string" calcext:value-type="string">
            <text:p>Hepatite AeB (pediátrica)</text:p>
          </table:table-cell>
          <table:table-cell table:number-columns-repeated="3"/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table:style-name="ce7" office:value-type="string" calcext:value-type="string">
            <text:p>Hepatite AeB (uso adulto)</text:p>
          </table:table-cell>
          <table:table-cell table:number-columns-repeated="3"/>
        </table:table-row>
        <table:table-row table:style-name="ro2">
          <table:table-cell table:style-name="ce3" office:value-type="float" office:value="65" calcext:value-type="float">
            <text:p>65</text:p>
          </table:table-cell>
          <table:table-cell table:style-name="ce7" office:value-type="string" calcext:value-type="string">
            <text:p>Rotavírus pentavalente</text:p>
          </table:table-cell>
          <table:table-cell table:number-columns-repeated="3"/>
        </table:table-row>
        <table:table-row table:style-name="ro2">
          <table:table-cell table:style-name="ce3" office:value-type="float" office:value="66" calcext:value-type="float">
            <text:p>66</text:p>
          </table:table-cell>
          <table:table-cell table:style-name="ce7" office:value-type="string" calcext:value-type="string">
            <text:p>Meningocócica B / C</text:p>
          </table:table-cell>
          <table:table-cell table:number-columns-repeated="3"/>
        </table:table-row>
        <table:table-row table:style-name="ro2">
          <table:table-cell table:style-name="ce3" office:value-type="float" office:value="67" calcext:value-type="float">
            <text:p>67</text:p>
          </table:table-cell>
          <table:table-cell table:style-name="ce7" office:value-type="string" calcext:value-type="string">
            <text:p>HPV Quadrivalente</text:p>
          </table:table-cell>
          <table:table-cell table:number-columns-repeated="3"/>
        </table:table-row>
        <table:table-row table:style-name="ro2">
          <table:table-cell table:style-name="ce3" office:value-type="float" office:value="69" calcext:value-type="float">
            <text:p>69</text:p>
          </table:table-cell>
          <table:table-cell table:style-name="ce7" office:value-type="string" calcext:value-type="string">
            <text:p>Soro botulínico bivalente</text:p>
          </table:table-cell>
          <table:table-cell table:number-columns-repeated="3"/>
        </table:table-row>
        <table:table-row table:style-name="ro2">
          <table:table-cell table:style-name="ce3" office:value-type="float" office:value="74" calcext:value-type="float">
            <text:p>74</text:p>
          </table:table-cell>
          <table:table-cell table:style-name="ce7" office:value-type="string" calcext:value-type="string">
            <text:p>Meningocócica ACWY</text:p>
          </table:table-cell>
          <table:table-cell table:number-columns-repeated="3"/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table:style-name="ce7" office:value-type="string" calcext:value-type="string">
            <text:p>Cólera oral</text:p>
          </table:table-cell>
          <table:table-cell table:number-columns-repeated="3"/>
        </table:table-row>
        <table:table-row table:style-name="ro2">
          <table:table-cell table:style-name="ce3" office:value-type="float" office:value="76" calcext:value-type="float">
            <text:p>76</text:p>
          </table:table-cell>
          <table:table-cell table:style-name="ce7" office:value-type="string" calcext:value-type="string">
            <text:p>Herpes Zoster</text:p>
          </table:table-cell>
          <table:table-cell table:number-columns-repeated="3"/>
        </table:table-row>
        <table:table-row table:style-name="ro2">
          <table:table-cell table:style-name="ce3" office:value-type="float" office:value="77" calcext:value-type="float">
            <text:p>77</text:p>
          </table:table-cell>
          <table:table-cell table:style-name="ce7" office:value-type="string" calcext:value-type="string">
            <text:p>Influenza Tetravalente</text:p>
          </table:table-cell>
          <table:table-cell table:number-columns-repeated="3"/>
        </table:table-row>
        <table:table-row table:style-name="ro2">
          <table:table-cell table:style-name="ce3" office:value-type="float" office:value="78" calcext:value-type="float">
            <text:p>78</text:p>
          </table:table-cell>
          <table:table-cell table:style-name="ce7" office:value-type="string" calcext:value-type="string">
            <text:p>Meningocócica B</text:p>
          </table:table-cell>
          <table:table-cell table:number-columns-repeated="3"/>
        </table:table-row>
        <table:table-row table:style-name="ro2">
          <table:table-cell table:style-name="ce3" office:value-type="float" office:value="82" calcext:value-type="float">
            <text:p>82</text:p>
          </table:table-cell>
          <table:table-cell table:style-name="ce7" office:value-type="string" calcext:value-type="string">
            <text:p>Vacina Dengue 1, 2, 3 e 4 (recomb e atenuada)</text:p>
          </table:table-cell>
          <table:table-cell table:number-columns-repeated="3"/>
        </table:table-row>
        <table:table-row table:style-name="ro2">
          <table:table-cell table:style-name="ce3" office:value-type="float" office:value="83" calcext:value-type="float">
            <text:p>83</text:p>
          </table:table-cell>
          <table:table-cell table:style-name="ce7" office:value-type="string" calcext:value-type="string">
            <text:p>Vacina ads hepatite A (inativada, virossomal)</text:p>
          </table:table-cell>
          <table:table-cell table:number-columns-repeated="3"/>
        </table:table-row>
        <table:table-row table:style-name="ro2">
          <table:table-cell table:style-name="ce3" office:value-type="float" office:value="84" calcext:value-type="float">
            <text:p>84</text:p>
          </table:table-cell>
          <table:table-cell table:style-name="ce7" office:value-type="string" calcext:value-type="string">
            <text:p>Febre Amarela - Dose fracionada (0,1 ml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ESTRATÉGIAS</text:p>
          </table:table-cell>
          <table:covered-table-cell table:style-name="ce5"/>
          <table:table-cell table:number-columns-repeated="3"/>
        </table:table-row>
        <table:table-row table:style-name="ro1">
          <table:table-cell table:style-name="ce2" office:value-type="string" calcext:value-type="string">
            <text:p>CÓD.</text:p>
          </table:table-cell>
          <table:table-cell table:style-name="ce6" office:value-type="string" calcext:value-type="string">
            <text:p>DESCRIÇÃO</text:p>
          </table:table-cell>
          <table:table-cell table:number-columns-repeated="3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Rotina</text:p>
          </table:table-cell>
          <table:table-cell table:style-name="ce8"/>
          <table:table-cell table:number-columns-repeated="2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Especial</text:p>
          </table:table-cell>
          <table:table-cell table:style-name="ce8"/>
          <table:table-cell table:number-columns-repeated="2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Bloqueio</text:p>
          </table:table-cell>
          <table:table-cell table:style-name="ce8"/>
          <table:table-cell table:number-columns-repeated="2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Intensificação</text:p>
          </table:table-cell>
          <table:table-cell table:style-name="ce8"/>
          <table:table-cell table:number-columns-repeated="2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Campanha</text:p>
          </table:table-cell>
          <table:table-cell table:style-name="ce8"/>
          <table:table-cell table:number-columns-repeated="2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Soroterapia</text:p>
          </table:table-cell>
          <table:table-cell table:style-name="ce8"/>
          <table:table-cell table:number-columns-repeated="2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Multivacinação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DOSES</text:p>
          </table:table-cell>
          <table:covered-table-cell table:style-name="ce5"/>
          <table:table-cell table:number-columns-repeated="3"/>
        </table:table-row>
        <table:table-row table:style-name="ro1">
          <table:table-cell table:style-name="ce2" office:value-type="string" calcext:value-type="string">
            <text:p>CÓD.</text:p>
          </table:table-cell>
          <table:table-cell table:style-name="ce6" office:value-type="string" calcext:value-type="string">
            <text:p>DESCRIÇÃO</text:p>
          </table:table-cell>
          <table:table-cell table:number-columns-repeated="3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1ª Dose</text:p>
          </table:table-cell>
          <table:table-cell table:style-name="ce8"/>
          <table:table-cell table:number-columns-repeated="2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2ª Dose</text:p>
          </table:table-cell>
          <table:table-cell table:style-name="ce8"/>
          <table:table-cell table:number-columns-repeated="2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3ª Dose</text:p>
          </table:table-cell>
          <table:table-cell table:style-name="ce8"/>
          <table:table-cell table:number-columns-repeated="2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4ª Dose</text:p>
          </table:table-cell>
          <table:table-cell table:style-name="ce8"/>
          <table:table-cell table:number-columns-repeated="2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5ª Dose</text:p>
          </table:table-cell>
          <table:table-cell table:style-name="ce8"/>
          <table:table-cell table:number-columns-repeated="2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1º Reforço</text:p>
          </table:table-cell>
          <table:table-cell table:style-name="ce8"/>
          <table:table-cell table:number-columns-repeated="2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2º Reforço</text:p>
          </table:table-cell>
          <table:table-cell table:style-name="ce8"/>
          <table:table-cell table:number-columns-repeated="2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Dose</text:p>
          </table:table-cell>
          <table:table-cell table:style-name="ce8"/>
          <table:table-cell table:number-columns-repeated="2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Única</text:p>
          </table:table-cell>
          <table:table-cell table:style-name="ce8"/>
          <table:table-cell table:number-columns-repeated="2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Revacinação</text:p>
          </table:table-cell>
          <table:table-cell table:style-name="ce8"/>
          <table:table-cell table:number-columns-repeated="2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Tratamento com uma dose</text:p>
          </table:table-cell>
          <table:table-cell table:style-name="ce8"/>
          <table:table-cell table:number-columns-repeated="2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Tratamento com duas doses</text:p>
          </table:table-cell>
          <table:table-cell table:style-name="ce8"/>
          <table:table-cell table:number-columns-repeated="2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Tratamento com três doses</text:p>
          </table:table-cell>
          <table:table-cell table:style-name="ce8"/>
          <table:table-cell table:number-columns-repeated="2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>
            <text:p>Tratamento com quatro doses</text:p>
          </table:table-cell>
          <table:table-cell table:style-name="ce8"/>
          <table:table-cell table:number-columns-repeated="2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Tratamento com cinco doses</text:p>
          </table:table-cell>
          <table:table-cell table:style-name="ce8"/>
          <table:table-cell table:number-columns-repeated="2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Tratamento com seis doses</text:p>
          </table:table-cell>
          <table:table-cell table:style-name="ce8"/>
          <table:table-cell table:number-columns-repeated="2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Tratamento com sete doses</text:p>
          </table:table-cell>
          <table:table-cell table:style-name="ce8"/>
          <table:table-cell table:number-columns-repeated="2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7" office:value-type="string" calcext:value-type="string">
            <text:p>Tratamento com oito doses</text:p>
          </table:table-cell>
          <table:table-cell table:style-name="ce8"/>
          <table:table-cell table:number-columns-repeated="2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7" office:value-type="string" calcext:value-type="string">
            <text:p>Tratamento com nove doses</text:p>
          </table:table-cell>
          <table:table-cell table:style-name="ce8"/>
          <table:table-cell table:number-columns-repeated="2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7" office:value-type="string" calcext:value-type="string">
            <text:p>Tratamento com dez doses</text:p>
          </table:table-cell>
          <table:table-cell table:style-name="ce8"/>
          <table:table-cell table:number-columns-repeated="2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7" office:value-type="string" calcext:value-type="string">
            <text:p>Tratamento com onze doses</text:p>
          </table:table-cell>
          <table:table-cell table:style-name="ce8"/>
          <table:table-cell table:number-columns-repeated="2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7" office:value-type="string" calcext:value-type="string">
            <text:p>Tratamento com doze doses</text:p>
          </table:table-cell>
          <table:table-cell table:style-name="ce8"/>
          <table:table-cell table:number-columns-repeated="2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7" office:value-type="string" calcext:value-type="string">
            <text:p>Tratamento com treze doses</text:p>
          </table:table-cell>
          <table:table-cell table:style-name="ce8"/>
          <table:table-cell table:number-columns-repeated="2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7" office:value-type="string" calcext:value-type="string">
            <text:p>Tratamento com quatorze doses</text:p>
          </table:table-cell>
          <table:table-cell table:style-name="ce8"/>
          <table:table-cell table:number-columns-repeated="2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7" office:value-type="string" calcext:value-type="string">
            <text:p>Tratamento com quinze doses</text:p>
          </table:table-cell>
          <table:table-cell table:style-name="ce8"/>
          <table:table-cell table:number-columns-repeated="2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7" office:value-type="string" calcext:value-type="string">
            <text:p>Tratamento com dezesseis doses</text:p>
          </table:table-cell>
          <table:table-cell table:style-name="ce8"/>
          <table:table-cell table:number-columns-repeated="2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7" office:value-type="string" calcext:value-type="string">
            <text:p>Tratamento com dezessete doses</text:p>
          </table:table-cell>
          <table:table-cell table:style-name="ce8"/>
          <table:table-cell table:number-columns-repeated="2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7" office:value-type="string" calcext:value-type="string">
            <text:p>Tratamento com dezoito doses</text:p>
          </table:table-cell>
          <table:table-cell table:style-name="ce8"/>
          <table:table-cell table:number-columns-repeated="2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7" office:value-type="string" calcext:value-type="string">
            <text:p>Tratamento com dezenove doses</text:p>
          </table:table-cell>
          <table:table-cell table:style-name="ce8"/>
          <table:table-cell table:number-columns-repeated="2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7" office:value-type="string" calcext:value-type="string">
            <text:p>Tratamento com vinte doses</text:p>
          </table:table-cell>
          <table:table-cell table:style-name="ce8"/>
          <table:table-cell table:number-columns-repeated="2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7" office:value-type="string" calcext:value-type="string">
            <text:p>Tratamento com vinte quatro doses</text:p>
          </table:table-cell>
          <table:table-cell table:style-name="ce8"/>
          <table:table-cell table:number-columns-repeated="2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7" office:value-type="string" calcext:value-type="string">
            <text:p>1ª Dose Revacinação</text:p>
          </table:table-cell>
          <table:table-cell table:style-name="ce8"/>
          <table:table-cell table:number-columns-repeated="2"/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7" office:value-type="string" calcext:value-type="string">
            <text:p>2ª Dose Revacinação</text:p>
          </table:table-cell>
          <table:table-cell table:style-name="ce8"/>
          <table:table-cell table:number-columns-repeated="2"/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7" office:value-type="string" calcext:value-type="string">
            <text:p>3ª Dose Revacinação</text:p>
          </table:table-cell>
          <table:table-cell table:style-name="ce8"/>
          <table:table-cell table:number-columns-repeated="2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7" office:value-type="string" calcext:value-type="string">
            <text:p>4ª Dose Revacinação</text:p>
          </table:table-cell>
          <table:table-cell table:style-name="ce8"/>
          <table:table-cell table:number-columns-repeated="2"/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7" office:value-type="string" calcext:value-type="string">
            <text:p>Dose Inicial</text:p>
          </table:table-cell>
          <table:table-cell table:style-name="ce8"/>
          <table:table-cell table:number-columns-repeated="2"/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7" office:value-type="string" calcext:value-type="string">
            <text:p>Dose Adicional</text:p>
          </table:table-cell>
          <table:table-cell table:style-name="ce8"/>
          <table:table-cell table:number-columns-repeated="2"/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table:style-name="ce7" office:value-type="string" calcext:value-type="string">
            <text:p>Reforço</text:p>
          </table:table-cell>
          <table:table-cell table:style-name="ce8"/>
          <table:table-cell table:number-columns-repeated="2"/>
        </table:table-row>
        <table:table-row table:style-name="ro2">
          <table:table-cell table:style-name="ce3" office:value-type="float" office:value="39" calcext:value-type="float">
            <text:p>39</text:p>
          </table:table-cell>
          <table:table-cell table:style-name="ce7" office:value-type="string" calcext:value-type="string">
            <text:p>3º Reforço</text:p>
          </table:table-cell>
          <table:table-cell table:style-name="ce8"/>
          <table:table-cell table:number-columns-repeated="2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7" office:value-type="string" calcext:value-type="string">
            <text:p>4º Reforço</text:p>
          </table:table-cell>
          <table:table-cell table:style-name="ce8"/>
          <table:table-cell table:number-columns-repeated="2"/>
        </table:table-row>
        <table:table-row table:style-name="ro2">
          <table:table-cell table:style-name="ce3" office:value-type="float" office:value="41" calcext:value-type="float">
            <text:p>41</text:p>
          </table:table-cell>
          <table:table-cell table:style-name="ce7" office:value-type="string" calcext:value-type="string">
            <text:p>5º Reforço</text:p>
          </table:table-cell>
          <table:table-cell table:style-name="ce8"/>
          <table:table-cell table:number-columns-repeated="2"/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table:style-name="ce7" office:value-type="string" calcext:value-type="string">
            <text:p>6º Reforço</text:p>
          </table:table-cell>
          <table:table-cell table:number-columns-repeated="3"/>
        </table:table-row>
        <table:table-row table:style-name="ro1" table:number-rows-repeated="104845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27T14:48:25.697000000</meta:creation-date>
    <dc:date>2020-06-27T15:00:58.865000000</dc:date>
    <meta:editing-duration>PT2M3S</meta:editing-duration>
    <meta:editing-cycles>1</meta:editing-cycles>
    <meta:document-statistic meta:table-count="1" meta:cell-count="233" meta:object-count="0"/>
    <meta:generator>LibreOffice/6.4.1.2$Windows_X86_64 LibreOffice_project/4d224e95b98b138af42a64d84056446d09082932</meta:generator>
  </office:meta>
</office:document-meta>
</file>